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0FD200000AA0930D55D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Book" svg:font-family="'Avenir Book', 'Tw Cen MT'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4.346cm"/>
    </style:style>
    <style:style style:name="co13" style:family="table-column">
      <style:table-column-properties fo:break-before="auto" style:column-width="3.829cm"/>
    </style:style>
    <style:style style:name="co14" style:family="table-column">
      <style:table-column-properties fo:break-before="auto" style:column-width="5.216cm"/>
    </style:style>
    <style:style style:name="co15" style:family="table-column">
      <style:table-column-properties fo:break-before="auto" style:column-width="0.947cm"/>
    </style:style>
    <style:style style:name="co16" style:family="table-column">
      <style:table-column-properties fo:break-before="auto" style:column-width="3.12cm"/>
    </style:style>
    <style:style style:name="co17" style:family="table-column">
      <style:table-column-properties fo:break-before="auto" style:column-width="3.699cm"/>
    </style:style>
    <style:style style:name="co18" style:family="table-column">
      <style:table-column-properties fo:break-before="auto" style:column-width="2.798cm"/>
    </style:style>
    <style:style style:name="co19" style:family="table-column">
      <style:table-column-properties fo:break-before="auto" style:column-width="1.087cm"/>
    </style:style>
    <style:style style:name="co20" style:family="table-column">
      <style:table-column-properties fo:break-before="auto" style:column-width="2.912cm"/>
    </style:style>
    <style:style style:name="co21" style:family="table-column">
      <style:table-column-properties fo:break-before="auto" style:column-width="3.815cm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fo:color="#000000" style:text-outline="false" style:text-line-through-style="none" style:font-name="Arial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 fo:border="none"/>
      <style:text-properties style:font-name="Arial1" fo:font-size="12pt" style:font-size-asian="12pt" style:font-size-complex="12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venir Book" fo:font-size="16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italic" style:font-weight-asian="normal" style:font-size-complex="16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Quizzing Stats" table:style-name="ta1" table:print-ranges="'Quizzing Stats'.A1:'Quizzing Stats'.G27">
        <table:table-column table:style-name="co15" table:default-cell-style-name="ce16"/>
        <table:table-column table:style-name="co16" table:default-cell-style-name="Default"/>
        <table:table-column table:style-name="co17" table:default-cell-style-name="ce19"/>
        <table:table-column table:style-name="co18" table:default-cell-style-name="Default"/>
        <table:table-column table:style-name="co19" table:default-cell-style-name="ce16"/>
        <table:table-column table:style-name="co20" table:default-cell-style-name="Default"/>
        <table:table-column table:style-name="co21" table:default-cell-style-name="ce19"/>
        <table:table-column table:style-name="co8" table:number-columns-repeated="4" table:default-cell-style-name="Default"/>
        <table:table-row table:style-name="ro3">
          <table:table-cell>
            <draw:frame table:end-cell-address="'Quizzing Stats'.B4" table:end-x="2.964cm" table:end-y="0.673cm" draw:z-index="0" draw:name="Graphics 1" draw:style-name="gr1" draw:text-style-name="P1" svg:width="3.399cm" svg:height="2.674cm" svg:x="0.508cm" svg:y="0.113cm">
              <draw:image xlink:href="Pictures/2000001100000FD200000AA0930D55D4.svm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22" office:value-type="string">
            <text:p>Half District Meet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2" office:value-type="string">
            <text:p>Oct 25 – 26, 2019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2" office:value-type="string">
            <text:p>Langenburg, SK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2"/>
          <table:table-cell table:number-columns-repeated="4"/>
        </table:table-row>
        <table:table-row table:style-name="ro6">
          <table:table-cell table:number-columns-repeated="8"/>
          <table:table-cell table:style-name="ce17"/>
          <table:table-cell/>
          <table:table-cell table:style-name="ce19"/>
        </table:table-row>
        <table:table-row table:style-name="ro6">
          <table:table-cell table:style-name="ce17" office:value-type="string">
            <text:p>A Division</text:p>
          </table:table-cell>
          <table:table-cell table:number-columns-repeated="3"/>
          <table:table-cell table:style-name="ce17" office:value-type="string">
            <text:p>C Division</text:p>
          </table:table-cell>
          <table:table-cell table:number-columns-repeated="3"/>
          <table:table-cell table:style-name="ce16"/>
          <table:table-cell table:style-name="ce18"/>
          <table:table-cell table:style-name="ce19"/>
        </table:table-row>
        <table:table-row table:style-name="ro7">
          <table:table-cell office:value-type="float" office:value="1">
            <text:p>1</text:p>
          </table:table-cell>
          <table:table-cell table:style-name="ce18" office:value-type="string">
            <text:p>Langenburg 1</text:p>
          </table:table-cell>
          <table:table-cell office:value-type="string">
            <text:p>1<text:span text:style-name="T1">st</text:span> in final</text:p>
          </table:table-cell>
          <table:table-cell/>
          <table:table-cell office:value-type="float" office:value="1">
            <text:p>1</text:p>
          </table:table-cell>
          <table:table-cell table:style-name="ce18" office:value-type="string">
            <text:p>Morris 5</text:p>
          </table:table-cell>
          <table:table-cell office:value-type="string">
            <text:p>1<text:span text:style-name="T1">st</text:span> in final</text:p>
          </table:table-cell>
          <table:table-cell/>
          <table:table-cell table:style-name="ce16"/>
          <table:table-cell table:style-name="ce18"/>
          <table:table-cell table:style-name="ce19"/>
        </table:table-row>
        <table:table-row table:style-name="ro8">
          <table:table-cell office:value-type="float" office:value="2">
            <text:p>2</text:p>
          </table:table-cell>
          <table:table-cell table:style-name="ce18" office:value-type="string">
            <text:p>Morris 3</text:p>
          </table:table-cell>
          <table:table-cell office:value-type="string">
            <text:p>2<text:span text:style-name="T1">nd</text:span> in final</text:p>
          </table:table-cell>
          <table:table-cell/>
          <table:table-cell office:value-type="float" office:value="2">
            <text:p>2</text:p>
          </table:table-cell>
          <table:table-cell table:style-name="ce18" office:value-type="string">
            <text:p>Langenburg 5</text:p>
          </table:table-cell>
          <table:table-cell office:value-type="string">
            <text:p>2<text:span text:style-name="T1">nd</text:span> in final</text:p>
          </table:table-cell>
          <table:table-cell/>
          <table:table-cell table:style-name="ce16"/>
          <table:table-cell table:style-name="ce18"/>
          <table:table-cell table:style-name="ce19"/>
        </table:table-row>
        <table:table-row table:style-name="ro8">
          <table:table-cell office:value-type="float" office:value="3">
            <text:p>3</text:p>
          </table:table-cell>
          <table:table-cell table:style-name="ce18" office:value-type="string">
            <text:p>Morris 2</text:p>
          </table:table-cell>
          <table:table-cell office:value-type="string">
            <text:p>3<text:span text:style-name="T1">rd</text:span> in final</text:p>
          </table:table-cell>
          <table:table-cell/>
          <table:table-cell office:value-type="float" office:value="3">
            <text:p>3</text:p>
          </table:table-cell>
          <table:table-cell table:style-name="ce18" office:value-type="string">
            <text:p>Rosewood 2</text:p>
          </table:table-cell>
          <table:table-cell office:value-type="string">
            <text:p>3<text:span text:style-name="T1">rd</text:span> in final</text:p>
          </table:table-cell>
          <table:table-cell/>
          <table:table-cell table:style-name="ce16"/>
          <table:table-cell/>
          <table:table-cell table:style-name="ce19"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Morris 6 *</text:p>
          </table:table-cell>
          <table:table-cell office:value-type="string">
            <text:p>2<text:span text:style-name="T1">nd</text:span> of I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ussell 1</text:p>
          </table:table-cell>
          <table:table-cell office:value-type="string">
            <text:p>based on points</text:p>
          </table:table-cell>
          <table:table-cell/>
          <table:table-cell table:style-name="ce16"/>
          <table:table-cell/>
          <table:table-cell table:style-name="ce19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Rosewood 1</text:p>
          </table:table-cell>
          <table:table-cell office:value-type="string">
            <text:p>3<text:span text:style-name="T1">rd</text:span> of I</text:p>
          </table:table-cell>
          <table:table-cell table:number-columns-repeated="5"/>
          <table:table-cell table:style-name="ce16"/>
          <table:table-cell/>
          <table:table-cell table:style-name="ce19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Morris 4</text:p>
          </table:table-cell>
          <table:table-cell office:value-type="string">
            <text:p>2<text:span text:style-name="T1">nd</text:span> of H</text:p>
          </table:table-cell>
          <table:table-cell table:number-columns-repeated="5"/>
          <table:table-cell table:style-name="ce16"/>
          <table:table-cell/>
          <table:table-cell table:style-name="ce19"/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Dryden 1</text:p>
          </table:table-cell>
          <table:table-cell office:value-type="string">
            <text:p>3<text:span text:style-name="T1">rd</text:span> of H</text:p>
          </table:table-cell>
          <table:table-cell table:number-columns-repeated="5"/>
          <table:table-cell table:style-name="ce16"/>
          <table:table-cell/>
          <table:table-cell table:style-name="ce19"/>
        </table:table-row>
        <table:table-row table:style-name="ro6" table:number-rows-repeated="3">
          <table:table-cell table:number-columns-repeated="8"/>
          <table:table-cell table:style-name="ce16"/>
          <table:table-cell/>
          <table:table-cell table:style-name="ce19"/>
        </table:table-row>
        <table:table-row table:style-name="ro6">
          <table:table-cell table:number-columns-repeated="4"/>
          <table:table-cell table:style-name="ce17"/>
          <table:table-cell table:number-columns-repeated="3"/>
          <table:table-cell table:style-name="ce16"/>
          <table:table-cell/>
          <table:table-cell table:style-name="ce19"/>
        </table:table-row>
        <table:table-row table:style-name="ro6" table:number-rows-repeated="2">
          <table:table-cell table:number-columns-repeated="8"/>
          <table:table-cell table:style-name="ce16"/>
          <table:table-cell/>
          <table:table-cell table:style-name="ce19"/>
        </table:table-row>
        <table:table-row table:style-name="ro6">
          <table:table-cell table:style-name="ce17" office:value-type="string">
            <text:p>A Consolation</text:p>
          </table:table-cell>
          <table:table-cell table:number-columns-repeated="7"/>
          <table:table-cell table:style-name="ce16"/>
          <table:table-cell/>
          <table:table-cell table:style-name="ce19"/>
        </table:table-row>
        <table:table-row table:style-name="ro7">
          <table:table-cell office:value-type="float" office:value="1">
            <text:p>1</text:p>
          </table:table-cell>
          <table:table-cell table:style-name="ce18" office:value-type="string">
            <text:p>Morris 1</text:p>
          </table:table-cell>
          <table:table-cell office:value-type="string">
            <text:p>1<text:span text:style-name="T1">st</text:span> in final</text:p>
          </table:table-cell>
          <table:table-cell table:number-columns-repeated="5"/>
          <table:table-cell table:style-name="ce16"/>
          <table:table-cell/>
          <table:table-cell table:style-name="ce19"/>
        </table:table-row>
        <table:table-row table:style-name="ro7">
          <table:table-cell office:value-type="float" office:value="2">
            <text:p>2</text:p>
          </table:table-cell>
          <table:table-cell table:style-name="ce18" office:value-type="string">
            <text:p>Langenburg 3</text:p>
          </table:table-cell>
          <table:table-cell office:value-type="string">
            <text:p>2<text:span text:style-name="T1">nd</text:span> in final</text:p>
          </table:table-cell>
          <table:table-cell table:number-columns-repeated="8"/>
        </table:table-row>
        <table:table-row table:style-name="ro7">
          <table:table-cell office:value-type="float" office:value="3">
            <text:p>3</text:p>
          </table:table-cell>
          <table:table-cell table:style-name="ce18" office:value-type="string">
            <text:p>Kilcona Park 1</text:p>
          </table:table-cell>
          <table:table-cell office:value-type="string">
            <text:p>3<text:span text:style-name="T1">rd</text:span> in final</text:p>
          </table:table-cell>
          <table:table-cell table:number-columns-repeated="8"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Langenburg 4</text:p>
          </table:table-cell>
          <table:table-cell office:value-type="string">
            <text:p>2<text:span text:style-name="T1">nd</text:span> of I</text:p>
          </table:table-cell>
          <table:table-cell table:number-columns-repeated="8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Langenburg 2</text:p>
          </table:table-cell>
          <table:table-cell office:value-type="string">
            <text:p>3<text:span text:style-name="T1">rd</text:span> of I</text:p>
          </table:table-cell>
          <table:table-cell/>
          <table:table-cell table:style-name="ce20" office:value-type="string">
            <text:p>*</text:p>
          </table:table-cell>
          <table:table-cell table:style-name="ce21" office:value-type="string">
            <text:p>Note:</text:p>
          </table:table-cell>
          <table:table-cell table:number-columns-repeated="5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Philadelphia 1</text:p>
          </table:table-cell>
          <table:table-cell office:value-type="string">
            <text:p>2<text:span text:style-name="T1">nd</text:span> of H</text:p>
          </table:table-cell>
          <table:table-cell table:number-columns-repeated="2"/>
          <table:table-cell table:style-name="ce19" office:value-type="string">
            <text:p>Morris 6 was created as a substitute</text:p>
          </table:table-cell>
          <table:table-cell table:number-columns-repeated="5"/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Calvary Temple 1</text:p>
          </table:table-cell>
          <table:table-cell office:value-type="string">
            <text:p>3<text:span text:style-name="T1">rd</text:span> of H</text:p>
          </table:table-cell>
          <table:table-cell table:number-columns-repeated="2"/>
          <table:table-cell table:style-name="ce19" office:value-type="string">
            <text:p>for Yorkton 1.</text:p>
          </table:table-cell>
          <table:table-cell table:number-columns-repeated="2"/>
          <table:table-cell table:style-name="ce17"/>
          <table:table-cell/>
          <table:table-cell table:style-name="ce19"/>
        </table:table-row>
        <table:table-row table:style-name="ro7">
          <table:table-cell table:number-columns-repeated="8"/>
          <table:table-cell table:style-name="ce16"/>
          <table:table-cell/>
          <table:table-cell table:style-name="ce19"/>
        </table:table-row>
        <table:table-row table:style-name="ro7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16"/>
          <table:table-cell/>
          <table:table-cell table:style-name="ce19"/>
        </table:table-row>
        <table:table-row table:style-name="ro7">
          <table:table-cell table:number-columns-repeated="8"/>
          <table:table-cell table:style-name="ce16"/>
          <table:table-cell/>
          <table:table-cell table:style-name="ce19"/>
        </table:table-row>
        <table:table-row table:style-name="ro7">
          <table:table-cell table:number-columns-repeated="4"/>
          <table:table-cell table:style-name="ce17"/>
          <table:table-cell table:number-columns-repeated="3"/>
          <table:table-cell table:style-name="ce16"/>
          <table:table-cell/>
          <table:table-cell table:style-name="ce19"/>
        </table:table-row>
        <table:table-row table:style-name="ro7">
          <table:table-cell table:number-columns-repeated="8"/>
          <table:table-cell table:style-name="ce16"/>
          <table:table-cell/>
          <table:table-cell table:style-name="ce19"/>
        </table:table-row>
        <table:table-row table:style-name="ro7">
          <table:table-cell table:number-columns-repeated="2"/>
          <table:table-cell table:style-name="Default"/>
          <table:table-cell table:number-columns-repeated="5"/>
          <table:table-cell table:style-name="ce16"/>
          <table:table-cell/>
          <table:table-cell table:style-name="ce19"/>
        </table:table-row>
        <table:table-row table:style-name="ro7" table:number-rows-repeated="1048542">
          <table:table-cell table:number-columns-repeated="11"/>
        </table:table-row>
        <table:table-row table:style-name="ro7">
          <table:table-cell table:number-columns-repeated="11"/>
        </table:table-row>
        <table:named-expressions/>
      </table:table>
      <table:table table:name="A Team" table:style-name="ta1" table:print-ranges="'A Team'.A1:'A Team'.F25">
        <table:table-column table:style-name="co8" table:default-cell-style-name="ce10"/>
        <table:table-column table:style-name="co9" table:default-cell-style-name="ce13"/>
        <table:table-column table:style-name="co10" table:default-cell-style-name="ce13"/>
        <table:table-column table:style-name="co8" table:default-cell-style-name="ce14"/>
        <table:table-column table:style-name="co8" table:number-columns-repeated="2" table:default-cell-style-name="ce10"/>
        <table:table-row table:style-name="ro4">
          <table:table-cell table:style-name="ce8" office:value-type="string" table:number-columns-spanned="5" table:number-rows-spanned="1">
            <text:p>A INDIVIDUAL STATS for Langenburg</text:p>
          </table:table-cell>
          <table:covered-table-cell table:number-columns-repeated="4" table:style-name="ce11"/>
          <table:table-cell table:style-name="Default"/>
        </table:table-row>
        <table:table-row table:style-name="ro5">
          <table:table-cell table:style-name="ce8"/>
          <table:table-cell table:style-name="ce11" table:number-columns-repeated="4"/>
          <table:table-cell table:style-name="Default"/>
        </table:table-row>
        <table:table-row table:style-name="ro5">
          <table:table-cell table:style-name="ce9" office:value-type="string">
            <text:p>Place</text:p>
          </table:table-cell>
          <table:table-cell table:style-name="ce12" office:value-type="string">
            <text:p>Team</text:p>
          </table:table-cell>
          <table:table-cell table:style-name="ce12" office:value-type="string">
            <text:p>Quizzer</text:p>
          </table:table-cell>
          <table:table-cell table:style-name="ce12" office:value-type="string">
            <text:p>Average</text:p>
          </table:table-cell>
          <table:table-cell table:style-name="ce15" office:value-type="string">
            <text:p>Errors</text:p>
          </table:table-cell>
          <table:table-cell table:style-name="ce15" office:value-type="string">
            <text:p>Jump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Yorkton 1</text:p>
          </table:table-cell>
          <table:table-cell office:value-type="string">
            <text:p>Aidan Sawatzky</text:p>
          </table:table-cell>
          <table:table-cell office:value-type="float" office:value="65">
            <text:p>65.0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Langenburg 1</text:p>
          </table:table-cell>
          <table:table-cell office:value-type="string">
            <text:p>Amy Hrycak</text:p>
          </table:table-cell>
          <table:table-cell office:value-type="float" office:value="58.3333333333333">
            <text:p>58.3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Morris 2</text:p>
          </table:table-cell>
          <table:table-cell office:value-type="string">
            <text:p>Vidalia Bartel</text:p>
          </table:table-cell>
          <table:table-cell office:value-type="float" office:value="56.6666666666667">
            <text:p>56.6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orris 3</text:p>
          </table:table-cell>
          <table:table-cell office:value-type="string">
            <text:p>Maya Giesbrecht</text:p>
          </table:table-cell>
          <table:table-cell office:value-type="float" office:value="56">
            <text:p>56.0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Morris 4</text:p>
          </table:table-cell>
          <table:table-cell office:value-type="string">
            <text:p>Annika Wiebe</text:p>
          </table:table-cell>
          <table:table-cell office:value-type="float" office:value="51.25">
            <text:p>51.2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Langenburg 1</text:p>
          </table:table-cell>
          <table:table-cell office:value-type="string">
            <text:p>Katlyn Hatt</text:p>
          </table:table-cell>
          <table:table-cell office:value-type="float" office:value="38.3333333333333">
            <text:p>38.3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Rosewood 1</text:p>
          </table:table-cell>
          <table:table-cell office:value-type="string">
            <text:p>Aliyah Wilder</text:p>
          </table:table-cell>
          <table:table-cell office:value-type="float" office:value="36.25">
            <text:p>36.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Morris 3</text:p>
          </table:table-cell>
          <table:table-cell office:value-type="string">
            <text:p>Alexus Wiebe</text:p>
          </table:table-cell>
          <table:table-cell office:value-type="float" office:value="31">
            <text:p>31.0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Rosewood 1</text:p>
          </table:table-cell>
          <table:table-cell office:value-type="string">
            <text:p>Tim Ulrikson</text:p>
          </table:table-cell>
          <table:table-cell office:value-type="float" office:value="30">
            <text:p>30.0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Dryden 1</text:p>
          </table:table-cell>
          <table:table-cell office:value-type="string">
            <text:p>Teagan Bartel</text:p>
          </table:table-cell>
          <table:table-cell office:value-type="float" office:value="26.6666666666667">
            <text:p>26.6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ryden 1</text:p>
          </table:table-cell>
          <table:table-cell office:value-type="string">
            <text:p>Andrew Werstler</text:p>
          </table:table-cell>
          <table:table-cell office:value-type="float" office:value="23.3333333333333">
            <text:p>23.3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Morris 2</text:p>
          </table:table-cell>
          <table:table-cell office:value-type="string">
            <text:p>Kamryn Siemens</text:p>
          </table:table-cell>
          <table:table-cell office:value-type="float" office:value="20">
            <text:p>20.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Morris 4</text:p>
          </table:table-cell>
          <table:table-cell office:value-type="string">
            <text:p>Caleb Peters</text:p>
          </table:table-cell>
          <table:table-cell office:value-type="float" office:value="16.25">
            <text:p>16.2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Morris 2</text:p>
          </table:table-cell>
          <table:table-cell office:value-type="string">
            <text:p>Hannah Bartel</text:p>
          </table:table-cell>
          <table:table-cell office:value-type="float" office:value="10">
            <text:p>10.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Dryden 1</text:p>
          </table:table-cell>
          <table:table-cell office:value-type="string">
            <text:p>William Kriese</text:p>
          </table:table-cell>
          <table:table-cell office:value-type="float" office:value="10">
            <text:p>10.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Morris 4</text:p>
          </table:table-cell>
          <table:table-cell office:value-type="string">
            <text:p>Teresa Kornelsen</text:p>
          </table:table-cell>
          <table:table-cell office:value-type="float" office:value="7.5">
            <text:p>7.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Morris 3</text:p>
          </table:table-cell>
          <table:table-cell office:value-type="string">
            <text:p>Jessica Janzen</text:p>
          </table:table-cell>
          <table:table-cell office:value-type="float" office:value="7">
            <text:p>7.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Yorkton 1</text:p>
          </table:table-cell>
          <table:table-cell office:value-type="string">
            <text:p>Caleb Giesbrecht</text:p>
          </table:table-cell>
          <table:table-cell office:value-type="float" office:value="6.66666666666667">
            <text:p>6.6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Langenburg 1</text:p>
          </table:table-cell>
          <table:table-cell office:value-type="string">
            <text:p>Kevin Waldherr</text:p>
          </table:table-cell>
          <table:table-cell office:value-type="float" office:value="0">
            <text:p>0.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Yorkton 1</text:p>
          </table:table-cell>
          <table:table-cell office:value-type="string">
            <text:p>Jaala Martin</text:p>
          </table:table-cell>
          <table:table-cell office:value-type="float" office:value="0">
            <text:p>0.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Rosewood 1</text:p>
          </table:table-cell>
          <table:table-cell office:value-type="string">
            <text:p>Quentin Reimer</text:p>
          </table:table-cell>
          <table:table-cell office:value-type="float" office:value="0">
            <text:p>0.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Rosewood 1</text:p>
          </table:table-cell>
          <table:table-cell office:value-type="string">
            <text:p>Jason Ulrikson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named-expressions/>
      </table:table>
      <table:table table:name="K Team" table:style-name="ta1" table:print-ranges="'K Team'.A1:'K Team'.F29"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number-columns-repeated="1021" table:default-cell-style-name="ce11"/>
        <table:table-row table:style-name="ro4">
          <table:table-cell table:style-name="ce8" office:value-type="string" table:number-columns-spanned="5" table:number-rows-spanned="1">
            <text:p>K INDIVIDUAL STATS for Langenburg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>
            <text:p>Place</text:p>
          </table:table-cell>
          <table:table-cell table:style-name="ce12" office:value-type="string">
            <text:p>Team</text:p>
          </table:table-cell>
          <table:table-cell table:style-name="ce12" office:value-type="string">
            <text:p>Quizzer</text:p>
          </table:table-cell>
          <table:table-cell table:style-name="ce12" office:value-type="string">
            <text:p>Average</text:p>
          </table:table-cell>
          <table:table-cell table:style-name="ce15" office:value-type="string">
            <text:p>Errors</text:p>
          </table:table-cell>
          <table:table-cell table:style-name="ce15" office:value-type="string">
            <text:p>Jumps</text:p>
          </table:table-cell>
          <table:table-cell table:number-columns-repeated="1018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3" office:value-type="string">
            <text:p>Langenburg 3</text:p>
          </table:table-cell>
          <table:table-cell table:style-name="ce13" office:value-type="string">
            <text:p>Frederick Hrycak</text:p>
          </table:table-cell>
          <table:table-cell table:style-name="ce14" office:value-type="float" office:value="63.3333333333333">
            <text:p>63.3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">
            <text:p>22</text:p>
          </table:table-cell>
          <table:table-cell table:number-columns-repeated="1018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3" office:value-type="string">
            <text:p>Kilcona Park 1</text:p>
          </table:table-cell>
          <table:table-cell table:style-name="ce13" office:value-type="string">
            <text:p>Kendra Grieger</text:p>
          </table:table-cell>
          <table:table-cell table:style-name="ce14" office:value-type="float" office:value="58.75">
            <text:p>58.7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6">
            <text:p>26</text:p>
          </table:table-cell>
          <table:table-cell table:number-columns-repeated="1018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3" office:value-type="string">
            <text:p>Morris 1</text:p>
          </table:table-cell>
          <table:table-cell table:style-name="ce13" office:value-type="string">
            <text:p>Kellan Peters</text:p>
          </table:table-cell>
          <table:table-cell table:style-name="ce14" office:value-type="float" office:value="57.5">
            <text:p>57.5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8">
            <text:p>28</text:p>
          </table:table-cell>
          <table:table-cell table:number-columns-repeated="1018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3" office:value-type="string">
            <text:p>Calvary Temple 1</text:p>
          </table:table-cell>
          <table:table-cell table:style-name="ce13" office:value-type="string">
            <text:p>Kacia Beaulieu</text:p>
          </table:table-cell>
          <table:table-cell table:style-name="ce14" office:value-type="float" office:value="46.6666666666667">
            <text:p>46.6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5">
            <text:p>25</text:p>
          </table:table-cell>
          <table:table-cell table:number-columns-repeated="1018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3" office:value-type="string">
            <text:p>Morris 1</text:p>
          </table:table-cell>
          <table:table-cell table:style-name="ce13" office:value-type="string">
            <text:p>Emmalyn Peters</text:p>
          </table:table-cell>
          <table:table-cell table:style-name="ce14" office:value-type="float" office:value="36.25">
            <text:p>36.2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6">
            <text:p>26</text:p>
          </table:table-cell>
          <table:table-cell table:number-columns-repeated="1018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3" office:value-type="string">
            <text:p>Philadelphia 1</text:p>
          </table:table-cell>
          <table:table-cell table:style-name="ce13" office:value-type="string">
            <text:p>Heidi Mau</text:p>
          </table:table-cell>
          <table:table-cell table:style-name="ce14" office:value-type="float" office:value="28.75">
            <text:p>28.7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number-columns-repeated="1018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3" office:value-type="string">
            <text:p>Langenburg 2</text:p>
          </table:table-cell>
          <table:table-cell table:style-name="ce13" office:value-type="string">
            <text:p>Mariah Jenken</text:p>
          </table:table-cell>
          <table:table-cell table:style-name="ce14" office:value-type="float" office:value="22.5">
            <text:p>22.5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3">
            <text:p>13</text:p>
          </table:table-cell>
          <table:table-cell table:number-columns-repeated="1018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3" office:value-type="string">
            <text:p>Langenburg 4</text:p>
          </table:table-cell>
          <table:table-cell table:style-name="ce13" office:value-type="string">
            <text:p>Jenna Wastete</text:p>
          </table:table-cell>
          <table:table-cell table:style-name="ce14" office:value-type="float" office:value="20">
            <text:p>20.0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1">
            <text:p>11</text:p>
          </table:table-cell>
          <table:table-cell table:number-columns-repeated="1018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3" office:value-type="string">
            <text:p>Kilcona Park 1</text:p>
          </table:table-cell>
          <table:table-cell table:style-name="ce13" office:value-type="string">
            <text:p>Grace Wall</text:p>
          </table:table-cell>
          <table:table-cell table:style-name="ce14" office:value-type="float" office:value="18.75">
            <text:p>18.7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number-columns-repeated="1018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3" office:value-type="string">
            <text:p>Langenburg 4</text:p>
          </table:table-cell>
          <table:table-cell table:style-name="ce13" office:value-type="string">
            <text:p>Amanda Waldherr</text:p>
          </table:table-cell>
          <table:table-cell table:style-name="ce14" office:value-type="float" office:value="17.5">
            <text:p>17.5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5">
            <text:p>15</text:p>
          </table:table-cell>
          <table:table-cell table:number-columns-repeated="1018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3" office:value-type="string">
            <text:p>Morris 1</text:p>
          </table:table-cell>
          <table:table-cell table:style-name="ce13" office:value-type="string">
            <text:p>Leah Martin</text:p>
          </table:table-cell>
          <table:table-cell table:style-name="ce14" office:value-type="float" office:value="15">
            <text:p>15.0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1018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3" office:value-type="string">
            <text:p>Langenburg 3</text:p>
          </table:table-cell>
          <table:table-cell table:style-name="ce13" office:value-type="string">
            <text:p>Colton Schnee</text:p>
          </table:table-cell>
          <table:table-cell table:style-name="ce14" office:value-type="float" office:value="13.3333333333333">
            <text:p>13.3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1018"/>
        </table:table-row>
        <table:table-row table:style-name="ro5">
          <table:table-cell table:style-name="ce10" office:value-type="float" office:value="13">
            <text:p>13</text:p>
          </table:table-cell>
          <table:table-cell table:style-name="ce13" office:value-type="string">
            <text:p>Philadelphia 1</text:p>
          </table:table-cell>
          <table:table-cell table:style-name="ce13" office:value-type="string">
            <text:p>Zoe Mau #</text:p>
          </table:table-cell>
          <table:table-cell table:style-name="ce14" office:value-type="float" office:value="7.5">
            <text:p>7.5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8"/>
        </table:table-row>
        <table:table-row table:style-name="ro5">
          <table:table-cell table:style-name="ce10" office:value-type="float" office:value="14">
            <text:p>14</text:p>
          </table:table-cell>
          <table:table-cell table:style-name="ce13" office:value-type="string">
            <text:p>Philadelphia 1</text:p>
          </table:table-cell>
          <table:table-cell table:style-name="ce13" office:value-type="string">
            <text:p>Teresa Friesen</text:p>
          </table:table-cell>
          <table:table-cell table:style-name="ce14" office:value-type="float" office:value="7.5">
            <text:p>7.5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number-columns-repeated="1018"/>
        </table:table-row>
        <table:table-row table:style-name="ro5">
          <table:table-cell table:style-name="ce10" office:value-type="float" office:value="15">
            <text:p>15</text:p>
          </table:table-cell>
          <table:table-cell table:style-name="ce13" office:value-type="string">
            <text:p>Kilcona Park 1</text:p>
          </table:table-cell>
          <table:table-cell table:style-name="ce13" office:value-type="string">
            <text:p>Brooklynne Grieger</text:p>
          </table:table-cell>
          <table:table-cell table:style-name="ce14" office:value-type="float" office:value="6.25">
            <text:p>6.2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number-columns-repeated="1018"/>
        </table:table-row>
        <table:table-row table:style-name="ro5">
          <table:table-cell table:style-name="ce10" office:value-type="float" office:value="16">
            <text:p>16</text:p>
          </table:table-cell>
          <table:table-cell table:style-name="ce13" office:value-type="string">
            <text:p>Langenburg 2</text:p>
          </table:table-cell>
          <table:table-cell table:style-name="ce13" office:value-type="string">
            <text:p>Emma Bustin</text:p>
          </table:table-cell>
          <table:table-cell table:style-name="ce14" office:value-type="float" office:value="5">
            <text:p>5.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1018"/>
        </table:table-row>
        <table:table-row table:style-name="ro5">
          <table:table-cell table:style-name="ce10" office:value-type="float" office:value="17">
            <text:p>17</text:p>
          </table:table-cell>
          <table:table-cell table:style-name="ce13" office:value-type="string">
            <text:p>Langenburg 2</text:p>
          </table:table-cell>
          <table:table-cell table:style-name="ce13" office:value-type="string">
            <text:p>Octavia Steuert</text:p>
          </table:table-cell>
          <table:table-cell table:style-name="ce14" office:value-type="float" office:value="5">
            <text:p>5.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number-columns-repeated="1018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3" office:value-type="string">
            <text:p>Calvary Temple 1</text:p>
          </table:table-cell>
          <table:table-cell table:style-name="ce13" office:value-type="string">
            <text:p>Adam Danko</text:p>
          </table:table-cell>
          <table:table-cell table:style-name="ce14" office:value-type="float" office:value="4.44444444444444">
            <text:p>4.4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number-columns-repeated="1018"/>
        </table:table-row>
        <table:table-row table:style-name="ro5">
          <table:table-cell table:style-name="ce10" office:value-type="float" office:value="19">
            <text:p>19</text:p>
          </table:table-cell>
          <table:table-cell table:style-name="ce13" office:value-type="string">
            <text:p>Langenburg 3</text:p>
          </table:table-cell>
          <table:table-cell table:style-name="ce13" office:value-type="string">
            <text:p>Shane Anderson</text:p>
          </table:table-cell>
          <table:table-cell table:style-name="ce14" office:value-type="float" office:value="3.33333333333333">
            <text:p>3.3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number-columns-repeated="1018"/>
        </table:table-row>
        <table:table-row table:style-name="ro5">
          <table:table-cell table:style-name="ce10" office:value-type="float" office:value="20">
            <text:p>20</text:p>
          </table:table-cell>
          <table:table-cell table:style-name="ce13" office:value-type="string">
            <text:p>Langenburg 2</text:p>
          </table:table-cell>
          <table:table-cell table:style-name="ce13" office:value-type="string">
            <text:p>Tiaanna Kutcher #</text:p>
          </table:table-cell>
          <table:table-cell table:style-name="ce14" office:value-type="float" office:value="2.5">
            <text:p>2.5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1018"/>
        </table:table-row>
        <table:table-row table:style-name="ro5">
          <table:table-cell table:style-name="ce10" office:value-type="float" office:value="21">
            <text:p>21</text:p>
          </table:table-cell>
          <table:table-cell table:style-name="ce13" office:value-type="string">
            <text:p>Calvary Temple 1</text:p>
          </table:table-cell>
          <table:table-cell table:style-name="ce13" office:value-type="string">
            <text:p>Carson Wiebe #</text:p>
          </table:table-cell>
          <table:table-cell table:style-name="ce14" office:value-type="float" office:value="2.22222222222222">
            <text:p>2.2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number-columns-repeated="1018"/>
        </table:table-row>
        <table:table-row table:style-name="ro5">
          <table:table-cell table:style-name="ce10" office:value-type="float" office:value="22">
            <text:p>22</text:p>
          </table:table-cell>
          <table:table-cell table:style-name="ce13" office:value-type="string">
            <text:p>Langenburg 4</text:p>
          </table:table-cell>
          <table:table-cell table:style-name="ce13" office:value-type="string">
            <text:p>Bethany McGregor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10" office:value-type="float" office:value="22">
            <text:p>22</text:p>
          </table:table-cell>
          <table:table-cell table:style-name="ce13" office:value-type="string">
            <text:p>Philadelphia 1</text:p>
          </table:table-cell>
          <table:table-cell table:style-name="ce13" office:value-type="string">
            <text:p>Cymric Abrahamson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3" office:value-type="string">
            <text:p>Langenburg 4</text:p>
          </table:table-cell>
          <table:table-cell table:style-name="ce13" office:value-type="string">
            <text:p>Sadie Rumancik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18"/>
        </table:table-row>
        <table:table-row table:style-name="ro5">
          <table:table-cell table:style-name="ce10" office:value-type="float" office:value="25">
            <text:p>25</text:p>
          </table:table-cell>
          <table:table-cell table:style-name="ce13" office:value-type="string">
            <text:p>Langenburg 3</text:p>
          </table:table-cell>
          <table:table-cell table:style-name="ce13" office:value-type="string">
            <text:p>Morgan Hatt</text:p>
          </table:table-cell>
          <table:table-cell table:style-name="ce14" office:value-type="float" office:value="0">
            <text:p>0.0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number-columns-repeated="1018"/>
        </table:table-row>
        <table:table-row table:style-name="ro5">
          <table:table-cell table:style-name="ce10" office:value-type="float" office:value="26">
            <text:p>26</text:p>
          </table:table-cell>
          <table:table-cell table:style-name="ce13" office:value-type="string">
            <text:p>Kilcona Park 1</text:p>
          </table:table-cell>
          <table:table-cell table:style-name="ce13" office:value-type="string">
            <text:p>Michelle Bahamon</text:p>
          </table:table-cell>
          <table:table-cell table:style-name="ce14" office:value-type="float" office:value="-1.25">
            <text:p>-1.2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1018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C Team" table:style-name="ta1" table:print-ranges="'C Team'.A1:'C Team'.F20"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8" table:number-columns-repeated="1021" table:default-cell-style-name="ce11"/>
        <table:table-row table:style-name="ro4">
          <table:table-cell table:style-name="ce8" office:value-type="string" table:number-columns-spanned="5" table:number-rows-spanned="1">
            <text:p>C INDIVIDUAL STATS for Langenburg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table:style-name="ce9" office:value-type="string">
            <text:p>Place</text:p>
          </table:table-cell>
          <table:table-cell table:style-name="ce12" office:value-type="string">
            <text:p>Team</text:p>
          </table:table-cell>
          <table:table-cell table:style-name="ce12" office:value-type="string">
            <text:p>Quizzer</text:p>
          </table:table-cell>
          <table:table-cell table:style-name="ce12" office:value-type="string">
            <text:p>Average</text:p>
          </table:table-cell>
          <table:table-cell table:style-name="ce15" office:value-type="string">
            <text:p>Errors</text:p>
          </table:table-cell>
          <table:table-cell table:style-name="ce15" office:value-type="string">
            <text:p>Jumps</text:p>
          </table:table-cell>
          <table:table-cell table:number-columns-repeated="1018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3" office:value-type="string">
            <text:p>Rosewood 2</text:p>
          </table:table-cell>
          <table:table-cell table:style-name="ce13" office:value-type="string">
            <text:p>Dawson Moreland #</text:p>
          </table:table-cell>
          <table:table-cell table:style-name="ce14" office:value-type="float" office:value="60">
            <text:p>60.0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1">
            <text:p>21</text:p>
          </table:table-cell>
          <table:table-cell table:number-columns-repeated="1018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3" office:value-type="string">
            <text:p>Morris 5</text:p>
          </table:table-cell>
          <table:table-cell table:style-name="ce13" office:value-type="string">
            <text:p>Georson Labauza #</text:p>
          </table:table-cell>
          <table:table-cell table:style-name="ce14" office:value-type="float" office:value="46.6666666666667">
            <text:p>46.6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0">
            <text:p>20</text:p>
          </table:table-cell>
          <table:table-cell table:number-columns-repeated="1018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3" office:value-type="string">
            <text:p>Morris 5</text:p>
          </table:table-cell>
          <table:table-cell table:style-name="ce13" office:value-type="string">
            <text:p>Caila Sawatzky #</text:p>
          </table:table-cell>
          <table:table-cell table:style-name="ce14" office:value-type="float" office:value="41.6666666666667">
            <text:p>41.67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0">
            <text:p>20</text:p>
          </table:table-cell>
          <table:table-cell table:number-columns-repeated="1018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3" office:value-type="string">
            <text:p>Langenburg 5</text:p>
          </table:table-cell>
          <table:table-cell table:style-name="ce13" office:value-type="string">
            <text:p>Joseph Hrycak #</text:p>
          </table:table-cell>
          <table:table-cell table:style-name="ce14" office:value-type="float" office:value="40">
            <text:p>40.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7">
            <text:p>17</text:p>
          </table:table-cell>
          <table:table-cell table:number-columns-repeated="1018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3" office:value-type="string">
            <text:p>Rosewood 2</text:p>
          </table:table-cell>
          <table:table-cell table:style-name="ce13" office:value-type="string">
            <text:p>Trystan Penner #</text:p>
          </table:table-cell>
          <table:table-cell table:style-name="ce14" office:value-type="float" office:value="28.3333333333333">
            <text:p>28.3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number-columns-repeated="1018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3" office:value-type="string">
            <text:p>Langenburg 5</text:p>
          </table:table-cell>
          <table:table-cell table:style-name="ce13" office:value-type="string">
            <text:p>Coralee Anderson #</text:p>
          </table:table-cell>
          <table:table-cell table:style-name="ce14" office:value-type="float" office:value="16.6666666666667">
            <text:p>16.6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6">
            <text:p>16</text:p>
          </table:table-cell>
          <table:table-cell table:number-columns-repeated="1018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3" office:value-type="string">
            <text:p>Russell 1</text:p>
          </table:table-cell>
          <table:table-cell table:style-name="ce13" office:value-type="string">
            <text:p>Luke Massey #</text:p>
          </table:table-cell>
          <table:table-cell table:style-name="ce14" office:value-type="float" office:value="16">
            <text:p>16.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number-columns-repeated="1018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3" office:value-type="string">
            <text:p>Morris 5</text:p>
          </table:table-cell>
          <table:table-cell table:style-name="ce13" office:value-type="string">
            <text:p>Lucy Giesbrecht #</text:p>
          </table:table-cell>
          <table:table-cell table:style-name="ce14" office:value-type="float" office:value="13.3333333333333">
            <text:p>13.3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number-columns-repeated="1018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3" office:value-type="string">
            <text:p>Morris 5</text:p>
          </table:table-cell>
          <table:table-cell table:style-name="ce13" office:value-type="string">
            <text:p>Seth Peters #</text:p>
          </table:table-cell>
          <table:table-cell table:style-name="ce14" office:value-type="float" office:value="13.3333333333333">
            <text:p>13.3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number-columns-repeated="1018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3" office:value-type="string">
            <text:p>Russell 1</text:p>
          </table:table-cell>
          <table:table-cell table:style-name="ce13" office:value-type="string">
            <text:p>Noah Belhumer #</text:p>
          </table:table-cell>
          <table:table-cell table:style-name="ce14" office:value-type="float" office:value="4">
            <text:p>4.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8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3" office:value-type="string">
            <text:p>Russell 1</text:p>
          </table:table-cell>
          <table:table-cell table:style-name="ce13" office:value-type="string">
            <text:p>Logan Bartkiw #</text:p>
          </table:table-cell>
          <table:table-cell table:style-name="ce14" office:value-type="float" office:value="3.33333333333333">
            <text:p>3.3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1018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3" office:value-type="string">
            <text:p>Langenburg 5</text:p>
          </table:table-cell>
          <table:table-cell table:style-name="ce13" office:value-type="string">
            <text:p>Abigail Kutovnen #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3" office:value-type="string">
            <text:p>Rosewood 2</text:p>
          </table:table-cell>
          <table:table-cell table:style-name="ce13" office:value-type="string">
            <text:p>Jayde Sykes #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3" office:value-type="string">
            <text:p>Rosewood 2</text:p>
          </table:table-cell>
          <table:table-cell table:style-name="ce13" office:value-type="string">
            <text:p>Mekhi Molleken #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3" office:value-type="string">
            <text:p>Russell 1</text:p>
          </table:table-cell>
          <table:table-cell table:style-name="ce13" office:value-type="string">
            <text:p>Diana Grams #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3" office:value-type="string">
            <text:p>Russell 1</text:p>
          </table:table-cell>
          <table:table-cell table:style-name="ce13" office:value-type="string">
            <text:p>Faith Klimack #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3" office:value-type="string">
            <text:p>Russell 1</text:p>
          </table:table-cell>
          <table:table-cell table:style-name="ce13" office:value-type="string">
            <text:p>Josie Jamieson #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8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PlayoffList" table:base-cell-address="$'Quizzing Stats'.$D$91" table:expression="$#REF!.$AE$2:$#REF!.$AE$157"/>
      </table:named-expressions>
      <table:database-ranges>
        <table:database-range table:target-range-address="'A Team'.A1:'A Team'.E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Book" svg:font-family="'Avenir Book', 'Tw Cen MT'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4" number:min-integer-digits="1"/>
    </number:number-style>
    <number:number-style style:name="N110P0" style:volatile="true">
      <number:text>F</number:text>
    </number:number-style>
    <number:number-style style:name="N110">
      <number:text>T</number:text>
      <style:map style:condition="value()&gt;=0" style:apply-style-name="N110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style:text-properties fo:color="#ff0000"/>
      <number:text>-$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style:text-properties fo:color="#ff0000"/>
      <number:text>-$</number:text>
      <number:number number:decimal-places="2" number:min-integer-digits="1" number:grouping="true"/>
      <style:map style:condition="value()&gt;=0" style:apply-style-name="N146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-$</number:text>
      <number:number number:decimal-places="0" number:min-integer-digits="1" number:grouping="true"/>
      <number:text> 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-$</number:text>
      <number:number number:decimal-places="2" number:min-integer-digits="1" number:grouping="true"/>
      <number:text> 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time-style style:name="N163">
      <number:hours/>
      <number:text>:</number:text>
      <number:minutes number:style="long"/>
      <number:text> </number:text>
      <number:am-pm/>
    </number:time-style>
    <number:time-style style:name="N164">
      <number:hours/>
      <number:text>:</number:text>
      <number:minutes number:style="long"/>
      <number:text>:</number:text>
      <number:seconds number:style="long"/>
    </number:tim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</number:time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number:currency-style style:name="N8139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2019-10-27</text:date>, <text:time>08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rhaven Bible Chapel </meta:initial-creator>
    <meta:creation-date>2017-02-04T20:40:50.54</meta:creation-date>
    <dc:date>2019-10-27T08:33:17.51</dc:date>
    <dc:creator>Dustin Letkeman</dc:creator>
    <meta:editing-duration>PT14H10M14S</meta:editing-duration>
    <meta:editing-cycles>52</meta:editing-cycles>
    <meta:generator>OpenOffice/4.1.7$Win32 OpenOffice.org_project/417m1$Build-9800</meta:generator>
    <meta:printed-by>Dustin Letkeman</meta:printed-by>
    <meta:print-date>2019-10-26T15:44:15.98</meta:print-date>
    <meta:document-statistic meta:table-count="4" meta:cell-count="475" meta:object-count="1"/>
  </office:meta>
</office:document-meta>
</file>